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4.71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BL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VARIABLE NAME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incident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primary key</text:p>
          </table:table-cell>
          <table:table-cell table:number-columns-repeated="1020"/>
        </table:table-row>
        <table:table-row table:style-name="ro1">
          <table:table-cell office:value-type="string">
            <text:p>incident</text:p>
          </table:table-cell>
          <table:table-cell office:value-type="string">
            <text:p>CHAR(1)</text:p>
          </table:table-cell>
          <table:table-cell office:value-type="string">
            <text:p>incident_state</text:p>
          </table:table-cell>
          <table:table-cell office:value-type="string">
            <text:p>O', 'C', or 'S'</text:p>
          </table:table-cell>
          <table:table-cell table:number-columns-repeated="1020"/>
        </table:table-row>
        <table:table-row table:style-name="ro1">
          <table:table-cell office:value-type="string">
            <text:p>incident</text:p>
          </table:table-cell>
          <table:table-cell office:value-type="string">
            <text:p>DATE</text:p>
          </table:table-cell>
          <table:table-cell office:value-type="string">
            <text:p>date_crea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cident_type</text:p>
          </table:table-cell>
          <table:table-cell office:value-type="string">
            <text:p>INTEGER</text:p>
          </table:table-cell>
          <table:table-cell office:value-type="string">
            <text:p>incident_type_id</text:p>
          </table:table-cell>
          <table:table-cell office:value-type="string">
            <text:p>primary key</text:p>
          </table:table-cell>
          <table:table-cell table:number-columns-repeated="1020"/>
        </table:table-row>
        <table:table-row table:style-name="ro1">
          <table:table-cell office:value-type="string">
            <text:p>incident_type</text:p>
          </table:table-cell>
          <table:table-cell office:value-type="string">
            <text:p>VARCHAR(40)</text:p>
          </table:table-cell>
          <table:table-cell office:value-type="string">
            <text:p>type_body</text:p>
          </table:table-cell>
          <table:table-cell table:number-columns-repeated="1021"/>
        </table:table-row>
        <table:table-row table:style-name="ro1">
          <table:table-cell office:value-type="string">
            <text:p>incident_type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foreign key references incident (incident_i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ent</text:p>
          </table:table-cell>
          <table:table-cell office:value-type="string">
            <text:p>INTEGER</text:p>
          </table:table-cell>
          <table:table-cell office:value-type="string">
            <text:p>comment_id</text:p>
          </table:table-cell>
          <table:table-cell office:value-type="string">
            <text:p>primary key</text:p>
          </table:table-cell>
          <table:table-cell table:number-columns-repeated="1020"/>
        </table:table-row>
        <table:table-row table:style-name="ro1">
          <table:table-cell office:value-type="string">
            <text:p>comment</text:p>
          </table:table-cell>
          <table:table-cell office:value-type="string">
            <text:p>VARCHAR(40)</text:p>
          </table:table-cell>
          <table:table-cell office:value-type="string">
            <text:p>handler_name</text:p>
          </table:table-cell>
          <table:table-cell table:number-columns-repeated="1021"/>
        </table:table-row>
        <table:table-row table:style-name="ro1">
          <table:table-cell office:value-type="string">
            <text:p>comment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foreign key references incident (incident_id); unique</text:p>
          </table:table-cell>
          <table:table-cell table:number-columns-repeated="1020"/>
        </table:table-row>
        <table:table-row table:style-name="ro1">
          <table:table-cell office:value-type="string">
            <text:p>comment</text:p>
          </table:table-cell>
          <table:table-cell office:value-type="string">
            <text:p>DATE</text:p>
          </table:table-cell>
          <table:table-cell office:value-type="string">
            <text:p>date_crea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ent_text</text:p>
          </table:table-cell>
          <table:table-cell office:value-type="string">
            <text:p>INTEGER</text:p>
          </table:table-cell>
          <table:table-cell office:value-type="string">
            <text:p>comment_text_id</text:p>
          </table:table-cell>
          <table:table-cell office:value-type="string">
            <text:p>primary key</text:p>
          </table:table-cell>
          <table:table-cell table:number-columns-repeated="1020"/>
        </table:table-row>
        <table:table-row table:style-name="ro1">
          <table:table-cell office:value-type="string">
            <text:p>comment_text</text:p>
          </table:table-cell>
          <table:table-cell office:value-type="string">
            <text:p>VARCHAR(40)</text:p>
          </table:table-cell>
          <table:table-cell office:value-type="string">
            <text:p>comment_body</text:p>
          </table:table-cell>
          <table:table-cell table:number-columns-repeated="1021"/>
        </table:table-row>
        <table:table-row table:style-name="ro1">
          <table:table-cell office:value-type="string">
            <text:p>comment_text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foreign key references comment (incident_i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p_address</text:p>
          </table:table-cell>
          <table:table-cell office:value-type="string">
            <text:p>INET</text:p>
          </table:table-cell>
          <table:table-cell office:value-type="string">
            <text:p>address_id</text:p>
          </table:table-cell>
          <table:table-cell office:value-type="string">
            <text:p>primary key with incident_id</text:p>
          </table:table-cell>
          <table:table-cell table:number-columns-repeated="1020"/>
        </table:table-row>
        <table:table-row table:style-name="ro2">
          <table:table-cell office:value-type="string">
            <text:p>ip_address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primary key with address_id; foreign key references incident (incident_i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s</text:p>
          </table:table-cell>
          <table:table-cell office:value-type="string">
            <text:p>INTEGER</text:p>
          </table:table-cell>
          <table:table-cell office:value-type="string">
            <text:p>person_id</text:p>
          </table:table-cell>
          <table:table-cell office:value-type="string">
            <text:p>primary key</text:p>
          </table:table-cell>
          <table:table-cell table:number-columns-repeated="1020"/>
        </table:table-row>
        <table:table-row table:style-name="ro1">
          <table:table-cell office:value-type="string">
            <text:p>persons</text:p>
          </table:table-cell>
          <table:table-cell office:value-type="string">
            <text:p>VARCHAR(40)</text:p>
          </table:table-cell>
          <table:table-cell office:value-type="string">
            <text:p>last_name</text:p>
          </table:table-cell>
          <table:table-cell table:number-columns-repeated="1021"/>
        </table:table-row>
        <table:table-row table:style-name="ro1">
          <table:table-cell office:value-type="string">
            <text:p>persons</text:p>
          </table:table-cell>
          <table:table-cell office:value-type="string">
            <text:p>VARCHAR(40)</text:p>
          </table:table-cell>
          <table:table-cell office:value-type="string">
            <text:p>first_name</text:p>
          </table:table-cell>
          <table:table-cell table:number-columns-repeated="1021"/>
        </table:table-row>
        <table:table-row table:style-name="ro1">
          <table:table-cell office:value-type="string">
            <text:p>persons</text:p>
          </table:table-cell>
          <table:table-cell office:value-type="string">
            <text:p>VARCHAR(40)</text:p>
          </table:table-cell>
          <table:table-cell office:value-type="string">
            <text:p>job_title</text:p>
          </table:table-cell>
          <table:table-cell table:number-columns-repeated="1021"/>
        </table:table-row>
        <table:table-row table:style-name="ro1">
          <table:table-cell office:value-type="string">
            <text:p>persons</text:p>
          </table:table-cell>
          <table:table-cell office:value-type="string">
            <text:p>VARCHAR(40)</text:p>
          </table:table-cell>
          <table:table-cell office:value-type="string">
            <text:p>email_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cident_persons</text:p>
          </table:table-cell>
          <table:table-cell office:value-type="string">
            <text:p>INTEGER</text:p>
          </table:table-cell>
          <table:table-cell office:value-type="string">
            <text:p>incident_id</text:p>
          </table:table-cell>
          <table:table-cell office:value-type="string">
            <text:p>primary key with person_id; foreign key references incident (incident_id)</text:p>
          </table:table-cell>
          <table:table-cell table:number-columns-repeated="1020"/>
        </table:table-row>
        <table:table-row table:style-name="ro1">
          <table:table-cell office:value-type="string">
            <text:p>incident_persons</text:p>
          </table:table-cell>
          <table:table-cell office:value-type="string">
            <text:p>INTEGER</text:p>
          </table:table-cell>
          <table:table-cell office:value-type="string">
            <text:p>person_id</text:p>
          </table:table-cell>
          <table:table-cell office:value-type="string">
            <text:p>primary key with incident_id; foreign key references persons (person_id)</text:p>
          </table:table-cell>
          <table:table-cell table:number-columns-repeated="1020"/>
        </table:table-row>
        <table:table-row table:style-name="ro1">
          <table:table-cell office:value-type="string">
            <text:p>incident_persons</text:p>
          </table:table-cell>
          <table:table-cell office:value-type="string">
            <text:p>VARCHAR(40)</text:p>
          </table:table-cell>
          <table:table-cell office:value-type="string">
            <text:p>reason_body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12/06/2017</text:date>, <text:time>10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A. Agarenzo</meta:initial-creator>
    <meta:creation-date>2017-12-01T11:10:28.84</meta:creation-date>
    <dc:date>2017-12-06T10:32:44.18</dc:date>
    <dc:creator>Michael A. Agarenzo</dc:creator>
    <meta:editing-duration>PT2H17M15S</meta:editing-duration>
    <meta:editing-cycles>10</meta:editing-cycles>
    <meta:generator>OpenOffice/4.1.4$Win32 OpenOffice.org_project/414m5$Build-9788</meta:generator>
    <meta:document-statistic meta:table-count="1" meta:cell-count="86" meta:object-count="0"/>
  </office:meta>
</office:document-meta>
</file>